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750" officeooo:paragraph-rsid="001f0750"/>
    </style:style>
    <style:style style:name="P2" style:family="paragraph" style:parent-style-name="Standard">
      <style:text-properties fo:font-weight="bold" officeooo:rsid="001f0750" officeooo:paragraph-rsid="001f0750" style:font-weight-asian="bold" style:font-weight-complex="bold"/>
    </style:style>
    <style:style style:name="P3" style:family="paragraph" style:parent-style-name="Standard">
      <style:text-properties fo:font-weight="bold" officeooo:rsid="002240d5" officeooo:paragraph-rsid="002240d5" style:font-weight-asian="bold" style:font-weight-complex="bold"/>
    </style:style>
    <style:style style:name="P4" style:family="paragraph" style:parent-style-name="Standard">
      <style:text-properties fo:font-weight="bold" officeooo:rsid="002240d5" officeooo:paragraph-rsid="00398e8d" style:font-weight-asian="bold" style:font-weight-complex="bold"/>
    </style:style>
    <style:style style:name="P5" style:family="paragraph" style:parent-style-name="Standard">
      <style:text-properties fo:font-weight="bold" officeooo:rsid="002240d5" officeooo:paragraph-rsid="004ff408" style:font-weight-asian="bold" style:font-weight-complex="bold"/>
    </style:style>
    <style:style style:name="P6" style:family="paragraph" style:parent-style-name="Standard">
      <style:text-properties fo:font-weight="bold" officeooo:rsid="005087a5" officeooo:paragraph-rsid="004ff408" style:font-weight-asian="bold" style:font-weight-complex="bold"/>
    </style:style>
    <style:style style:name="P7" style:family="paragraph" style:parent-style-name="Standard">
      <style:text-properties officeooo:rsid="002090f7" officeooo:paragraph-rsid="002090f7"/>
    </style:style>
    <style:style style:name="P8" style:family="paragraph" style:parent-style-name="Standard">
      <style:text-properties officeooo:rsid="002240d5" officeooo:paragraph-rsid="002240d5"/>
    </style:style>
    <style:style style:name="P9" style:family="paragraph" style:parent-style-name="Standard">
      <style:text-properties officeooo:rsid="002240d5" officeooo:paragraph-rsid="00398e8d"/>
    </style:style>
    <style:style style:name="P10" style:family="paragraph" style:parent-style-name="Standard">
      <style:text-properties officeooo:rsid="002240d5" officeooo:paragraph-rsid="004ff408"/>
    </style:style>
    <style:style style:name="P11" style:family="paragraph" style:parent-style-name="Standard">
      <style:text-properties officeooo:rsid="0027fa4c" officeooo:paragraph-rsid="0027fa4c"/>
    </style:style>
    <style:style style:name="P12" style:family="paragraph" style:parent-style-name="Standard">
      <style:text-properties officeooo:rsid="002b1a54" officeooo:paragraph-rsid="002b1a54"/>
    </style:style>
    <style:style style:name="P13" style:family="paragraph" style:parent-style-name="Standard">
      <style:text-properties officeooo:rsid="0033e1d3" officeooo:paragraph-rsid="0033e1d3"/>
    </style:style>
    <style:style style:name="P14" style:family="paragraph" style:parent-style-name="Standard">
      <style:text-properties officeooo:rsid="003493e1" officeooo:paragraph-rsid="003493e1"/>
    </style:style>
    <style:style style:name="P15" style:family="paragraph" style:parent-style-name="Standard">
      <style:text-properties officeooo:rsid="0037d9a2" officeooo:paragraph-rsid="0037d9a2"/>
    </style:style>
    <style:style style:name="P16" style:family="paragraph" style:parent-style-name="Standard">
      <style:text-properties officeooo:rsid="003e0a30" officeooo:paragraph-rsid="003e0a30"/>
    </style:style>
    <style:style style:name="P17" style:family="paragraph" style:parent-style-name="Standard">
      <style:text-properties officeooo:rsid="003ffd77" officeooo:paragraph-rsid="003ffd77"/>
    </style:style>
    <style:style style:name="P18" style:family="paragraph" style:parent-style-name="Standard">
      <style:text-properties officeooo:rsid="00407814" officeooo:paragraph-rsid="00407814"/>
    </style:style>
    <style:style style:name="P19" style:family="paragraph" style:parent-style-name="Standard">
      <style:text-properties officeooo:rsid="00459fa8" officeooo:paragraph-rsid="00459fa8"/>
    </style:style>
    <style:style style:name="P20" style:family="paragraph" style:parent-style-name="Standard">
      <style:text-properties officeooo:rsid="004831cb" officeooo:paragraph-rsid="004831cb"/>
    </style:style>
    <style:style style:name="P21" style:family="paragraph" style:parent-style-name="Standard">
      <style:text-properties officeooo:rsid="004990d8" officeooo:paragraph-rsid="004990d8"/>
    </style:style>
    <style:style style:name="P22" style:family="paragraph" style:parent-style-name="Standard">
      <style:text-properties officeooo:rsid="0049aade" officeooo:paragraph-rsid="0049aade"/>
    </style:style>
    <style:style style:name="P23" style:family="paragraph" style:parent-style-name="Standard">
      <style:text-properties officeooo:rsid="004acc42" officeooo:paragraph-rsid="004acc42"/>
    </style:style>
    <style:style style:name="P24" style:family="paragraph" style:parent-style-name="Standard">
      <style:text-properties officeooo:rsid="0024761a" officeooo:paragraph-rsid="0024761a"/>
    </style:style>
    <style:style style:name="P25" style:family="paragraph" style:parent-style-name="Standard">
      <style:text-properties officeooo:rsid="004e6d3f" officeooo:paragraph-rsid="004e6d3f"/>
    </style:style>
    <style:style style:name="P26" style:family="paragraph" style:parent-style-name="Standard">
      <style:text-properties officeooo:rsid="005087a5" officeooo:paragraph-rsid="004ff408"/>
    </style:style>
    <style:style style:name="P27" style:family="paragraph" style:parent-style-name="Standard">
      <style:text-properties officeooo:rsid="005087a5" officeooo:paragraph-rsid="005087a5"/>
    </style:style>
    <style:style style:name="P28" style:family="paragraph" style:parent-style-name="Standard">
      <style:text-properties officeooo:rsid="0050ab63" officeooo:paragraph-rsid="0050ab63"/>
    </style:style>
    <style:style style:name="P29" style:family="paragraph" style:parent-style-name="Standard">
      <style:text-properties fo:font-style="italic" officeooo:rsid="00540786" officeooo:paragraph-rsid="00540786" style:font-style-asian="italic" style:font-style-complex="italic"/>
    </style:style>
    <style:style style:name="P30" style:family="paragraph" style:parent-style-name="Standard">
      <style:text-properties fo:font-style="italic" officeooo:rsid="0054d959" officeooo:paragraph-rsid="0054d959" style:font-style-asian="italic" style:font-style-complex="italic"/>
    </style:style>
    <style:style style:name="P31" style:family="paragraph" style:parent-style-name="Standard">
      <style:text-properties fo:font-style="normal" fo:font-weight="bold" officeooo:rsid="005a9fd5" officeooo:paragraph-rsid="005a9fd5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normal" officeooo:rsid="005a9fd5" officeooo:paragraph-rsid="005a9fd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5a9fd5" officeooo:paragraph-rsid="005f715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bold" officeooo:rsid="005a9fd5" officeooo:paragraph-rsid="005a9fd5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normal" officeooo:rsid="005a9fd5" officeooo:paragraph-rsid="005a9fd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5a9fd5" officeooo:paragraph-rsid="00836997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60429e" officeooo:paragraph-rsid="0060429e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60429e" officeooo:paragraph-rsid="00668b9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60429e" officeooo:paragraph-rsid="006108d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6108d4" officeooo:paragraph-rsid="00668b91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628217" officeooo:paragraph-rsid="00668b91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62adf8" officeooo:paragraph-rsid="0060429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62adf8" officeooo:paragraph-rsid="0062adf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649093" officeooo:paragraph-rsid="00649093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649093" officeooo:paragraph-rsid="00668b91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65cd1e" officeooo:paragraph-rsid="0065cd1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65cd1e" officeooo:paragraph-rsid="00668b9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668b91" officeooo:paragraph-rsid="00668b9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67ebd3" officeooo:paragraph-rsid="0067ebd3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684e79" officeooo:paragraph-rsid="00684e79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694172" officeooo:paragraph-rsid="0069417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f7156" officeooo:paragraph-rsid="005f715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6ac6eb" officeooo:paragraph-rsid="006ac6eb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851035" officeooo:paragraph-rsid="00851035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888aed" officeooo:paragraph-rsid="00888aed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8bcfc2" officeooo:paragraph-rsid="008bcfc2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8e506a" officeooo:paragraph-rsid="008e506a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5f7156" officeooo:paragraph-rsid="006c8634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5f7156" officeooo:paragraph-rsid="006c89d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6d7f0c" officeooo:paragraph-rsid="006d7f0c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6f0f95" officeooo:paragraph-rsid="006f0f95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30144" officeooo:paragraph-rsid="00730144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5bcd4" officeooo:paragraph-rsid="0075bcd4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86305" officeooo:paragraph-rsid="00786305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9732a" officeooo:paragraph-rsid="0079732a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7e3df1" officeooo:paragraph-rsid="007e3df1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8e8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4c98d8"/>
    </style:style>
    <style:style style:name="T5" style:family="text">
      <style:text-properties officeooo:rsid="004ff408"/>
    </style:style>
    <style:style style:name="T6" style:family="text">
      <style:text-properties officeooo:rsid="005282e5"/>
    </style:style>
    <style:style style:name="T7" style:family="text">
      <style:text-properties officeooo:rsid="005751b2"/>
    </style:style>
    <style:style style:name="T8" style:family="text">
      <style:text-properties officeooo:rsid="006108d4"/>
    </style:style>
    <style:style style:name="T9" style:family="text">
      <style:text-properties officeooo:rsid="00649093"/>
    </style:style>
    <style:style style:name="T10" style:family="text">
      <style:text-properties officeooo:rsid="006ac6eb"/>
    </style:style>
    <style:style style:name="T11" style:family="text">
      <style:text-properties officeooo:rsid="006c89dc"/>
    </style:style>
    <style:style style:name="T12" style:family="text">
      <style:text-properties officeooo:rsid="006d7f0c"/>
    </style:style>
    <style:style style:name="T13" style:family="text">
      <style:text-properties officeooo:rsid="006dd045"/>
    </style:style>
    <style:style style:name="T14" style:family="text">
      <style:text-properties officeooo:rsid="006de2f2"/>
    </style:style>
    <style:style style:name="T15" style:family="text">
      <style:text-properties officeooo:rsid="0074d533"/>
    </style:style>
    <style:style style:name="T16" style:family="text">
      <style:text-properties officeooo:rsid="007aa909"/>
    </style:style>
    <style:style style:name="T17" style:family="text">
      <style:text-properties officeooo:rsid="00851035"/>
    </style:style>
    <style:style style:name="T18" style:family="text">
      <style:text-properties officeooo:rsid="009126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p text:style-name="P1"/>
      <text:p text:style-name="P7">NaiveBayes:</text:p>
      <text:p text:style-name="P7"/>
      <text:p text:style-name="P8">Part(a)</text:p>
      <text:p text:style-name="P8"/>
      <text:p text:style-name="P3">Confusion matrix</text:p>
      <text:p text:style-name="P8">[[ 59508 <text:s/>12395 <text:s text:c="2"/>4775 <text:s text:c="2"/>2161 <text:s text:c="2"/>1452]</text:p>
      <text:p text:style-name="P8"><text:s/>[ 11314 <text:s/>14832 <text:s/>10870 <text:s text:c="2"/>5199 <text:s text:c="2"/>1328]</text:p>
      <text:p text:style-name="P8"><text:s/>[ <text:s/>5739 <text:s text:c="2"/>4533 <text:s/>24809 <text:s/>19928 <text:s text:c="2"/>3704]</text:p>
      <text:p text:style-name="P8"><text:s/>[ <text:s/>4500 <text:s text:c="2"/>1900 <text:s text:c="2"/>5169 <text:s/>80183 <text:s/>25842]</text:p>
      <text:p text:style-name="P8"><text:s/>[ 11230 <text:s text:c="3"/>804 <text:s text:c="2"/>1858 <text:s/>54668 166171]]</text:p>
      <text:p text:style-name="P8"/>
      <text:p text:style-name="P3">F1 array </text:p>
      <text:p text:style-name="P8"/>
      <text:p text:style-name="P8">[0.68962001 0.38027357 0.4672392 <text:s/>0.57328238 0.76712955]</text:p>
      <text:p text:style-name="P8"><text:span text:style-name="T1">F1 macro</text:span> <text:s/>0.5755089408065754</text:p>
      <text:p text:style-name="P8"/>
      <text:p text:style-name="P8"><text:span text:style-name="T1">Training Set accuracy</text:span> 64.59545461344023</text:p>
      <text:p text:style-name="P8"/>
      <text:p text:style-name="P3">Confusion matrix</text:p>
      <text:p text:style-name="P8">[[14630 <text:s/>3369 <text:s/>1213 <text:s text:c="2"/>565 <text:s text:c="2"/>392]</text:p>
      <text:p text:style-name="P8"><text:s/>[ 2947 <text:s/>2919 <text:s/>3241 <text:s/>1321 <text:s text:c="2"/>410]</text:p>
      <text:p text:style-name="P8"><text:s/>[ 1430 <text:s/>1439 <text:s/>4729 <text:s/>5969 <text:s text:c="2"/>964]</text:p>
      <text:p text:style-name="P8"><text:s/>[ 1110 <text:s text:c="2"/>550 <text:s/>2060 18382 <text:s/>7256]</text:p>
      <text:p text:style-name="P8"><text:s/>[ 3091 <text:s text:c="2"/>257 <text:s text:c="2"/>450 14929 40095]]</text:p>
      <text:p text:style-name="P3">F1 array </text:p>
      <text:p text:style-name="P8">[0.67455103 0.30136279 0.36066199 0.52129771 0.74291961]</text:p>
      <text:p text:style-name="P8"><text:span text:style-name="T1">F1 macro</text:span> <text:s/>0.5201586272558972</text:p>
      <text:p text:style-name="P8"/>
      <text:p text:style-name="P8">T<text:span text:style-name="T1">est Set accuracy </text:span>60.39201902511255</text:p>
      <text:p text:style-name="P8">Time taken by the code is <text:s/>189.27828645706177</text:p>
      <text:p text:style-name="P8"/>
      <text:p text:style-name="P8">Part(b)</text:p>
      <text:p text:style-name="P8"/>
      <text:p text:style-name="P3">Confusion matrix by random prediction</text:p>
      <text:p text:style-name="P8">[[16121 16031 15876 16106 16157]</text:p>
      <text:p text:style-name="P8"><text:s/>[ 8896 <text:s/>8763 <text:s/>8672 <text:s/>8542 <text:s/>8670]</text:p>
      <text:p text:style-name="P8"><text:s/>[11632 11794 11756 11920 11611]</text:p>
      <text:p text:style-name="P8"><text:s/>[23246 23434 23589 23635 23690]</text:p>
      <text:p text:style-name="P8"><text:s/>[47071 46790 47102 46921 46847]]</text:p>
      <text:p text:style-name="P8"><text:span text:style-name="T1">accuracy</text:span> by random prediction <text:s/>0.20027595387307617</text:p>
      <text:p text:style-name="P3">F1 score by random prediction policy</text:p>
      <text:p text:style-name="P3">F1 macro <text:s/>0.1830360115455228</text:p>
      <text:p text:style-name="P3">F1 array </text:p>
      <text:p text:style-name="P8">[0.17218048 0.11656413 0.14188814 0.21035253 0.27419478]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">Confusion matrix by max repeated element polic</text:span>y</text:p>
      <text:p text:style-name="P8">[[ <text:s text:c="4"/>0 <text:s text:c="5"/>0 <text:s text:c="5"/>0 <text:s text:c="5"/>0 <text:s/>80291]</text:p>
      <text:p text:style-name="P8"><text:s/>[ <text:s text:c="4"/>0 <text:s text:c="5"/>0 <text:s text:c="5"/>0 <text:s text:c="5"/>0 <text:s/>43543]</text:p>
      <text:p text:style-name="P8"><text:s/>[ <text:s text:c="4"/>0 <text:s text:c="5"/>0 <text:s text:c="5"/>0 <text:s text:c="5"/>0 <text:s/>58713]</text:p>
      <text:p text:style-name="P8"><text:s/>[ <text:s text:c="4"/>0 <text:s text:c="5"/>0 <text:s text:c="5"/>0 <text:s text:c="5"/>0 117594]</text:p>
      <text:p text:style-name="P8"><text:s/>[ <text:s text:c="4"/>0 <text:s text:c="5"/>0 <text:s text:c="5"/>0 <text:s text:c="5"/>0 234731]]</text:p>
      <text:p text:style-name="P8"><text:span text:style-name="T1">Accuracy by max_prediction policy </text:span><text:s/>0.43885452968186783</text:p>
      <text:p text:style-name="P8"><text:span text:style-name="T1">F1 score by max prediction poli</text:span>cy</text:p>
      <text:p text:style-name="P8"><text:span text:style-name="T1">F1 macro </text:span><text:s/>0.12200108367560938</text:p>
      <text:p text:style-name="P3">F1 array </text:p>
      <text:p text:style-name="P8">[0. <text:s text:c="8"/>0. <text:s text:c="8"/>0. <text:s text:c="8"/>0. <text:s text:c="8"/>0.61000542]</text:p>
      <text:p text:style-name="P13"/>
      <text:p text:style-name="P13">43% accuracy by max prediction cretia .</text:p>
      <text:p text:style-name="P14">If I randomly predict classes I get 20% accuracy</text:p>
      <text:p text:style-name="P14"/>
      <text:p text:style-name="P15">My algorithms accury is 64% on training data which is 44% more than random prediction and 20% more than max cretian.</text:p>
      <text:p text:style-name="P8"/>
      <text:p text:style-name="P8">Part(c)</text:p>
      <text:p text:style-name="P4">Confusion matrix <text:span text:style-name="T2">for test set</text:span></text:p>
      <text:p text:style-name="P9">[[14630 <text:s/>3369 <text:s/>1213 <text:s text:c="2"/>565 <text:s text:c="2"/>392]</text:p>
      <text:p text:style-name="P9"><text:s/>[ 2947 <text:s/>2919 <text:s/>3241 <text:s/>1321 <text:s text:c="2"/>410]</text:p>
      <text:p text:style-name="P9"><text:s/>[ 1430 <text:s/>1439 <text:s/>4729 <text:s/>5969 <text:s text:c="2"/>964]</text:p>
      <text:p text:style-name="P9"><text:s/>[ 1110 <text:s text:c="2"/>550 <text:s/>2060 18382 <text:s/>7256]</text:p>
      <text:p text:style-name="P9"><text:s/>[ 3091 <text:s text:c="2"/>257 <text:s text:c="2"/>450 14929 40095]]</text:p>
      <text:p text:style-name="P16">5 star is the category which maximum diagonal entries</text:p>
      <text:p text:style-name="P19">It means Training data have lot of instances of 5 star</text:p>
      <text:p text:style-name="P17"><text:span text:style-name="T3">Observations</text:span>:</text:p>
      <text:p text:style-name="P18">Classes which are close by gets mis predicted into other class nearest to it.</text:p>
      <text:p text:style-name="P18"/>
      <text:p text:style-name="P8">Part(d)</text:p>
      <text:p text:style-name="P11">Time Taken for loading data 13.486944437026978</text:p>
      <text:p text:style-name="P11">Stemming Start</text:p>
      <text:p text:style-name="P11">Stemming Done</text:p>
      <text:p text:style-name="P11">Time taken for Stemming <text:s/>1359.182552576065</text:p>
      <text:p text:style-name="P11">[80291.0, 43543.0, 58713.0, 117594.0, 234731.0]</text:p>
      <text:p text:style-name="P11">[[ 59552 <text:s/>12171 <text:s text:c="2"/>4381 <text:s text:c="2"/>2378 <text:s text:c="2"/>1809]</text:p>
      <text:p text:style-name="P11"><text:s/>[ 11859 <text:s/>14061 <text:s/>10107 <text:s text:c="2"/>5703 <text:s text:c="2"/>1813]</text:p>
      <text:p text:style-name="P11"><text:s/>[ <text:s/>6270 <text:s text:c="2"/>4002 <text:s/>23248 <text:s/>20315 <text:s text:c="2"/>4878]</text:p>
      <text:p text:style-name="P11"><text:s/>[ <text:s/>4965 <text:s text:c="2"/>1534 <text:s text:c="2"/>4916 <text:s/>77445 <text:s/>28734]</text:p>
      <text:p text:style-name="P11"><text:s/>[ 11515 <text:s text:c="3"/>706 <text:s text:c="2"/>1705 <text:s/>52581 168224]]</text:p>
      <text:p text:style-name="P11">Training Set accuracy 64.03962069429695</text:p>
      <text:p text:style-name="P11">[[14664 <text:s/>3245 <text:s/>1114 <text:s text:c="2"/>624 <text:s text:c="2"/>522]</text:p>
      <text:p text:style-name="P11"><text:s/>[ 3104 <text:s/>2748 <text:s/>2966 <text:s/>1478 <text:s text:c="2"/>542]</text:p>
      <text:p text:style-name="P11"><text:s/>[ 1550 <text:s/>1311 <text:s/>4469 <text:s/>5954 <text:s/>1247]</text:p>
      <text:p text:style-name="P11"><text:s/>[ 1216 <text:s text:c="2"/>482 <text:s/>1951 17809 <text:s/>7900]</text:p>
      <text:p text:style-name="P11"><text:s/>[ 3130 <text:s text:c="2"/>244 <text:s text:c="2"/>484 14395 40569]]</text:p>
      <text:p text:style-name="P11">Test Set accuracy 60.02108915777981</text:p>
      <text:p text:style-name="P8"/>
      <text:p text:style-name="P20">The accuracy decreases by a amount on the test data.</text:p>
      <text:p text:style-name="P21">Observation:</text:p>
      <text:p text:style-name="P21">Stemming does not effect the prediction much.</text:p>
      <text:p text:style-name="P21"><text:soft-page-break/></text:p>
      <text:p text:style-name="P8">Part(e)</text:p>
      <text:p text:style-name="P12">bi-grams</text:p>
      <text:p text:style-name="P12">Time Taken for loading data 7.9173266887664795</text:p>
      <text:p text:style-name="P12">Bigramming Started Start</text:p>
      <text:p text:style-name="P12"/>
      <text:p text:style-name="P12">Bigramming Done</text:p>
      <text:p text:style-name="P12">Time taken for Bigraming <text:s/>61.18964767456055</text:p>
      <text:p text:style-name="P12"/>
      <text:p text:style-name="P12">[80291.0, 43543.0, 58713.0, 117594.0, 234731.0]</text:p>
      <text:p text:style-name="P12">[0.15011255029240642, 0.08140826216365785, 0.10977018800759808, 0.21985446985446985, 0.43885452968186783]</text:p>
      <text:p text:style-name="P12"/>
      <text:p text:style-name="P12">[[ 74183 <text:s text:c="3"/>993 <text:s text:c="2"/>1758 <text:s text:c="2"/>2598 <text:s text:c="3"/>759]</text:p>
      <text:p text:style-name="P12"><text:s/>[ 11198 <text:s/>21131 <text:s text:c="2"/>2293 <text:s text:c="2"/>7515 <text:s text:c="2"/>1406]</text:p>
      <text:p text:style-name="P12"><text:s/>[ <text:s/>4925 <text:s text:c="3"/>101 <text:s/>34327 <text:s/>15542 <text:s text:c="2"/>3818]</text:p>
      <text:p text:style-name="P12"><text:s/>[ <text:s/>2233 <text:s text:c="4"/>25 <text:s text:c="4"/>98 <text:s/>95751 <text:s/>19487]</text:p>
      <text:p text:style-name="P12"><text:s/>[ <text:s/>2205 <text:s text:c="4"/>54 <text:s text:c="3"/>260 <text:s/>12130 220082]]</text:p>
      <text:p text:style-name="P12"/>
      <text:p text:style-name="P12">Training Set accuracy 83.28609461702987</text:p>
      <text:p text:style-name="P12"/>
      <text:p text:style-name="P12"/>
      <text:p text:style-name="P12"/>
      <text:p text:style-name="P12"/>
      <text:p text:style-name="P12"/>
      <text:p text:style-name="P12">[[16846 <text:s/>1063 <text:s text:c="2"/>799 <text:s/>1014 <text:s text:c="2"/>447]</text:p>
      <text:p text:style-name="P12"><text:s/>[ 4224 <text:s text:c="2"/>968 <text:s/>2160 <text:s/>2998 <text:s text:c="2"/>488]</text:p>
      <text:p text:style-name="P12"><text:s/>[ 1743 <text:s text:c="2"/>285 <text:s/>2163 <text:s/>9123 <text:s/>1217]</text:p>
      <text:p text:style-name="P12"><text:s/>[ <text:s/>802 <text:s text:c="3"/>69 <text:s text:c="2"/>478 18411 <text:s/>9598]</text:p>
      <text:p text:style-name="P12"><text:s/>[ 1316 <text:s text:c="3"/>68 <text:s text:c="2"/>195 10088 47155]]</text:p>
      <text:p text:style-name="P12"/>
      <text:p text:style-name="P12">Test Set accuracy 63.97268879283268</text:p>
      <text:p text:style-name="P12"/>
      <text:p text:style-name="P22">Using bigrams accuarcy over Test set increased by almost 3%.</text:p>
      <text:p text:style-name="P23">Observation:</text:p>
      <text:p text:style-name="P23"><text:span text:style-name="T4">T</text:span>wo words together can carry some meaning i.e context and this can help the model to improve.</text:p>
      <text:p text:style-name="P12"/>
      <text:p text:style-name="P24">Part(f)</text:p>
      <text:p text:style-name="P25">For the best performing mertic i.e,<text:span text:style-name="T5">simple Naive Bayes 1(a) </text:span><text:s/>my case is </text:p>
      <text:p text:style-name="P5">F1 array </text:p>
      <text:p text:style-name="P10">[0.67455103 0.30136279 0.36066199 0.52129771 0.74291961]</text:p>
      <text:p text:style-name="P10"><text:span text:style-name="T1">F1 macro</text:span> <text:s/>0.5201586272558972</text:p>
      <text:p text:style-name="P26">(g)</text:p>
      <text:p text:style-name="P27">Ran on Training Set Time is clock time here</text:p>
      <text:p text:style-name="P28">Prediction done on <text:span text:style-name="T6">t</text:span>est.json</text:p>
      <text:p text:style-name="P6">Confusion matrix</text:p>
      <text:p text:style-name="P26">[[14381 <text:s/>3867 <text:s/>1180 <text:s text:c="2"/>404 <text:s text:c="2"/>337]</text:p>
      <text:p text:style-name="P26"><text:s/>[ 2669 <text:s/>3634 <text:s/>3265 <text:s text:c="2"/>938 <text:s text:c="2"/>332]</text:p>
      <text:p text:style-name="P26"><text:s/>[ 1311 <text:s/>1578 <text:s/>5977 <text:s/>4822 <text:s text:c="2"/>843]</text:p>
      <text:p text:style-name="P26"><text:s/>[ 1089 <text:s text:c="2"/>743 <text:s/>2297 18609 <text:s/>6620]</text:p>
      <text:p text:style-name="P26"><text:s/>[ 3077 <text:s text:c="2"/>354 <text:s text:c="2"/>538 14848 40005]]</text:p>
      <text:p text:style-name="P26"/>
      <text:p text:style-name="P6"><text:soft-page-break/>F1 array </text:p>
      <text:p text:style-name="P26">[0.67364624 0.34586466 0.43018569 0.53955552 0.74804364]</text:p>
      <text:p text:style-name="P26">F1 macro <text:s/>0.547459151263009</text:p>
      <text:p text:style-name="P26">Test Set accuracy 0.6177627544534019</text:p>
      <text:p text:style-name="P26">Time taken by the code is <text:s/>867.2274990081787<text:span text:style-name="T10">s</text:span></text:p>
      <text:p text:style-name="P26"/>
      <text:p text:style-name="P29">Observation</text:p>
      <text:p text:style-name="P29">Memory needs to be managed properly(haha)</text:p>
      <text:p text:style-name="P30">The Prediction even though increased by 1% but it is not a significant improvement on test set as if the model have reached its asymtotic limit for t<text:span text:style-name="T7">raining</text:span> accuracy.</text:p>
      <text:p text:style-name="P30"/>
      <text:p text:style-name="P31">SVM</text:p>
      <text:p text:style-name="P37">1</text:p>
      <text:p text:style-name="P37">(a)</text:p>
      <text:p text:style-name="P37">Confusion Matrix for Linear Kernel <text:span text:style-name="T8">on Training Set</text:span></text:p>
      <text:p text:style-name="P37"><text:tab/>[[2000 <text:s text:c="3"/>0]</text:p>
      <text:p text:style-name="P37"><text:tab/> [ <text:s text:c="2"/>0 2000]]</text:p>
      <text:p text:style-name="P37">Training accuracy for Linear Kernel <text:s/>100.0</text:p>
      <text:p text:style-name="P37"/>
      <text:p text:style-name="P39"/>
      <text:p text:style-name="P37">test set accuracy with Linear Kernel: <text:s/>98.45154845154845</text:p>
      <text:p text:style-name="P37">Confusion Matrix for Linear Kernel on Test data</text:p>
      <text:p text:style-name="P37">[[ 959 <text:s text:c="2"/>15]</text:p>
      <text:p text:style-name="P37"><text:s/>[ <text:s/>16 1012]]</text:p>
      <text:p text:style-name="P42"/>
      <text:p text:style-name="P43"><text:span text:style-name="T9">Linear Kernel </text:span>No. of support Vectors =15<text:span text:style-name="T15">2</text:span></text:p>
      <text:p text:style-name="P44"/>
      <text:p text:style-name="P46">bias=1.7<text:span text:style-name="T14">2</text:span>(Linear Kernel)</text:p>
      <text:p text:style-name="P46"/>
      <text:p text:style-name="P46"/>
      <text:p text:style-name="P48">1(b)</text:p>
      <text:p text:style-name="P48"/>
      <text:p text:style-name="P40">Confusion Matrix for Gaussian Kernel on Training Set</text:p>
      <text:p text:style-name="P38">[[2000 <text:s text:c="3"/>0]</text:p>
      <text:p text:style-name="P38"><text:s/>[ <text:s text:c="2"/>0 2000]]</text:p>
      <text:p text:style-name="P38">Training set accuracy by Gaussian Kernel 100.0</text:p>
      <text:p text:style-name="P38"/>
      <text:p text:style-name="P48"/>
      <text:p text:style-name="P41">Confusion Matrix for Gaussian Kernel on Test set</text:p>
      <text:p text:style-name="P38">[[ 970 <text:s text:c="3"/>4]</text:p>
      <text:p text:style-name="P38"><text:s/>[ <text:s/>10 1018]]</text:p>
      <text:p text:style-name="P38">Accuracy of the set : <text:s/>99.3006993006993</text:p>
      <text:p text:style-name="P38">Test set accuracy with GaussianKernel: <text:s/>99.3006993006993</text:p>
      <text:p text:style-name="P38"/>
      <text:p text:style-name="P45">Gaussian Kernel No. Of Support Vectors =13<text:span text:style-name="T13">37</text:span></text:p>
      <text:p text:style-name="P47">bias_g=0.37(Gaussian Kernel)</text:p>
      <text:p text:style-name="P47"/>
      <text:p text:style-name="P49">Both Linear and Gaussian Kernel are performing well on test and training set and Gaussian kernel give little bit improvement over Linear Kernel on Test Set</text:p>
      <text:p text:style-name="P49"/>
      <text:p text:style-name="P49"/>
      <text:p text:style-name="P49"/>
      <text:p text:style-name="P50"><text:soft-page-break/>1(c)</text:p>
      <text:p text:style-name="P60">LibSVm</text:p>
      <text:p text:style-name="P60"/>
      <text:p text:style-name="P60">Training accuracy using Linear Kernel 100.0%</text:p>
      <text:p text:style-name="P60">Confusion matrix for Linear Kernel </text:p>
      <text:p text:style-name="P60">[[2000 <text:s text:c="3"/>0]</text:p>
      <text:p text:style-name="P60"><text:s/>[ <text:s text:c="2"/>0 2000]]</text:p>
      <text:p text:style-name="P60">nSV <text:s/>= <text:span text:style-name="T15">159(LibSVM) nSV= 152(cvxopt)</text:span></text:p>
      <text:p text:style-name="P61">bias = 1.79(Linear LibSVM) </text:p>
      <text:p text:style-name="P61">bias = 1.72(cvxopt )</text:p>
      <text:p text:style-name="P62">w: too big too show here</text:p>
      <text:p text:style-name="P62"/>
      <text:p text:style-name="P62">Test Set accuracy using Linear Kernel 98.45154845154845</text:p>
      <text:p text:style-name="P62">Confusion matrix for Linear Kernel </text:p>
      <text:p text:style-name="P62">[[ 959 <text:s text:c="2"/>15]</text:p>
      <text:p text:style-name="P62"><text:s/>[ <text:s/>16 1012]]</text:p>
      <text:p text:style-name="P65">training time : 1<text:span text:style-name="T16">2.32s</text:span></text:p>
      <text:p text:style-name="P66">faster than CVXopt training time</text:p>
      <text:p text:style-name="P65"/>
      <text:p text:style-name="P63">Gaussian Kernel SVM</text:p>
      <text:p text:style-name="P63">Total nSV = 1323</text:p>
      <text:p text:style-name="P63">Bias term for gaussian kernel is <text:s/>0.37992479567147613</text:p>
      <text:p text:style-name="P63">weight vector for b is infinity dimension vector,So it canno be explicitly calculated</text:p>
      <text:p text:style-name="P63">Accuracy = 100% (4000/4000) (classification)</text:p>
      <text:p text:style-name="P63">Training Accuracy using Gassian Kerenl <text:s/>100.0</text:p>
      <text:p text:style-name="P63">Confusion MAtrix for Gaussian Kernel</text:p>
      <text:p text:style-name="P63">[[2000 <text:s text:c="3"/>0]</text:p>
      <text:p text:style-name="P63"><text:s/>[ <text:s text:c="2"/>0 2000]]</text:p>
      <text:p text:style-name="P63"/>
      <text:p text:style-name="P63">Accuracy = 99.2507% (1987/2002) (classification)</text:p>
      <text:p text:style-name="P63">Test Accuracy using Gassian Kerenl <text:s/>99.25074925074925</text:p>
      <text:p text:style-name="P63">Confusion Matrix for Gaussian Kernel</text:p>
      <text:p text:style-name="P63">[[ 970 <text:s text:c="3"/>4]</text:p>
      <text:p text:style-name="P63"><text:s/>[ <text:s/>11 1017]]</text:p>
      <text:p text:style-name="P64">training time :15.123s</text:p>
      <text:p text:style-name="P66">faster than CVXopt training time</text:p>
      <text:p text:style-name="P60"/>
      <text:p text:style-name="P50"/>
      <text:p text:style-name="P51"/>
      <text:p text:style-name="P33">2</text:p>
      <text:p text:style-name="P52">(a)</text:p>
      <text:p text:style-name="P58">Training set Accuracy : 0.<text:span text:style-name="T11">99835</text:span> </text:p>
      <text:p text:style-name="P58">[[2000 0 0 0 0 0 0 0 0 0] </text:p>
      <text:p text:style-name="P58">[ 0 1998 0 0 1 0 0 0 0 1]</text:p>
      <text:p text:style-name="P58">[ 0 1 1996 0 2 0 0 0 0 1]</text:p>
      <text:p text:style-name="P58">[ 0 0 0 1996 0 0 0 1 0 3] </text:p>
      <text:p text:style-name="P58">[ 0 2 0 0 1997 0 0 0 0 1] </text:p>
      <text:p text:style-name="P58">[ 0 0 0 0 5 1995 0 0 0 0] </text:p>
      <text:p text:style-name="P58">[ 0 0 0 0 1 0 1999 0 0 0] </text:p>
      <text:p text:style-name="P58">[ 0 3 1 0 2 0 0 1993 0 1] </text:p>
      <text:p text:style-name="P58">[ 0 1 0 0 0 0 0 0 1999 0]</text:p>
      <text:p text:style-name="P58">[ 0 0 0 0 5 0 0 1 0 1994]] </text:p>
      <text:p text:style-name="P58"/>
      <text:p text:style-name="P58"/>
      <text:p text:style-name="P58"/>
      <text:p text:style-name="P58"/>
      <text:p text:style-name="P58"/>
      <text:p text:style-name="P58"><text:soft-page-break/>Test Set Accuracy: 0.<text:span text:style-name="T11">9492</text:span> </text:p>
      <text:p text:style-name="P58">[[ 970 0 0 0 1 0 5 1 3 0] </text:p>
      <text:p text:style-name="P58"><text:s/>[ 0 1126 2 1 1 0 3 0 1 1] </text:p>
      <text:p text:style-name="P58"><text:s/>[ 8 1 937 7 43 0 3 7 24 2] </text:p>
      <text:p text:style-name="P58"><text:s/>[ 1 0 4 976 6 3 0 7 8 5] </text:p>
      <text:p text:style-name="P58"><text:s/>[ 0 0 0 0 976 0 2 0 1 3] </text:p>
      <text:p text:style-name="P58"><text:s/>[ 6 0 0 6 27 721 13 1 97 21] </text:p>
      <text:p text:style-name="P58"><text:s/>[ 5 4 0 0 19 0 927 0 3 0] </text:p>
      <text:p text:style-name="P58"><text:s/>[ 1 9 7 1 17 0 0 973 5 15] </text:p>
      <text:p text:style-name="P58"><text:s/>[ 5 0 1 11 7 0 0 2 943 5] </text:p>
      <text:p text:style-name="P59"><text:s/>[ 5 5 0 4 39 0 1 4 8 943]] </text:p>
      <text:p text:style-name="P59">Time taken : 5122.4583559036255<text:span text:style-name="T12">s</text:span></text:p>
      <text:p text:style-name="P59"/>
      <text:p text:style-name="P60">2(b)</text:p>
      <text:p text:style-name="P60"/>
      <text:p text:style-name="P36">Train Set Accuracy <text:s/>99.92%</text:p>
      <text:p text:style-name="P36">Confusion MAtrix for train data</text:p>
      <text:p text:style-name="P36">[[2000 <text:s text:c="3"/>0 <text:s text:c="3"/>0 <text:s text:c="3"/>0 <text:s text:c="3"/>0 <text:s text:c="3"/>0 <text:s text:c="3"/>0 <text:s text:c="3"/>0 <text:s text:c="3"/>0 <text:s text:c="3"/>0]</text:p>
      <text:p text:style-name="P36"><text:s/>[ <text:s text:c="2"/>0 1997 <text:s text:c="3"/>1 <text:s text:c="3"/>0 <text:s text:c="3"/>1 <text:s text:c="3"/>0 <text:s text:c="3"/>0 <text:s text:c="3"/>1 <text:s text:c="3"/>0 <text:s text:c="3"/>0]</text:p>
      <text:p text:style-name="P36"><text:s/>[ <text:s text:c="2"/>0 <text:s text:c="3"/>0 2000 <text:s text:c="3"/>0 <text:s text:c="3"/>0 <text:s text:c="3"/>0 <text:s text:c="3"/>0 <text:s text:c="3"/>0 <text:s text:c="3"/>0 <text:s text:c="3"/>0]</text:p>
      <text:p text:style-name="P36"><text:s/>[ <text:s text:c="2"/>0 <text:s text:c="3"/>0 <text:s text:c="3"/>0 1999 <text:s text:c="3"/>0 <text:s text:c="3"/>0 <text:s text:c="3"/>0 <text:s text:c="3"/>1 <text:s text:c="3"/>0 <text:s text:c="3"/>0]</text:p>
      <text:p text:style-name="P36"><text:s/>[ <text:s text:c="2"/>0 <text:s text:c="3"/>0 <text:s text:c="3"/>0 <text:s text:c="3"/>0 1999 <text:s text:c="3"/>0 <text:s text:c="3"/>0 <text:s text:c="3"/>0 <text:s text:c="3"/>0 <text:s text:c="3"/>1]</text:p>
      <text:p text:style-name="P36"><text:s/>[ <text:s text:c="2"/>0 <text:s text:c="3"/>0 <text:s text:c="3"/>0 <text:s text:c="3"/>0 <text:s text:c="3"/>0 2000 <text:s text:c="3"/>0 <text:s text:c="3"/>0 <text:s text:c="3"/>0 <text:s text:c="3"/>0]</text:p>
      <text:p text:style-name="P36"><text:s/>[ <text:s text:c="2"/>0 <text:s text:c="3"/>0 <text:s text:c="3"/>0 <text:s text:c="3"/>0 <text:s text:c="3"/>1 <text:s text:c="3"/>0 1999 <text:s text:c="3"/>0 <text:s text:c="3"/>0 <text:s text:c="3"/>0]</text:p>
      <text:p text:style-name="P36"><text:s/>[ <text:s text:c="2"/>0 <text:s text:c="3"/>2 <text:s text:c="3"/>1 <text:s text:c="3"/>0 <text:s text:c="3"/>1 <text:s text:c="3"/>0 <text:s text:c="3"/>0 1995 <text:s text:c="3"/>0 <text:s text:c="3"/>1]</text:p>
      <text:p text:style-name="P36"><text:s/>[ <text:s text:c="2"/>0 <text:s text:c="3"/>1 <text:s text:c="3"/>0 <text:s text:c="3"/>0 <text:s text:c="3"/>0 <text:s text:c="3"/>0 <text:s text:c="3"/>0 <text:s text:c="3"/>0 1999 <text:s text:c="3"/>0]</text:p>
      <text:p text:style-name="P36"><text:s/>[ <text:s text:c="2"/>0 <text:s text:c="3"/>0 <text:s text:c="3"/>0 <text:s text:c="3"/>0 <text:s text:c="3"/>2 <text:s text:c="3"/>0 <text:s text:c="3"/>0 <text:s text:c="3"/>2 <text:s text:c="3"/>0 1996]]</text:p>
      <text:p text:style-name="P36">Accuracy = 97.23% (9723/10000) (classification)</text:p>
      <text:p text:style-name="P36">Test Set Accuracy <text:s/>97.23%</text:p>
      <text:p text:style-name="P36">Confusion MAtrix for test data</text:p>
      <text:p text:style-name="P36">[[ 969 <text:s text:c="3"/>0 <text:s text:c="3"/>1 <text:s text:c="3"/>0 <text:s text:c="3"/>0 <text:s text:c="3"/>3 <text:s text:c="3"/>4 <text:s text:c="3"/>1 <text:s text:c="3"/>2 <text:s text:c="3"/>0]</text:p>
      <text:p text:style-name="P36"><text:s/>[ <text:s text:c="2"/>0 1121 <text:s text:c="3"/>3 <text:s text:c="3"/>2 <text:s text:c="3"/>1 <text:s text:c="3"/>2 <text:s text:c="3"/>2 <text:s text:c="3"/>0 <text:s text:c="3"/>3 <text:s text:c="3"/>1]</text:p>
      <text:p text:style-name="P36"><text:s/>[ <text:s text:c="2"/>4 <text:s text:c="3"/>0 1000 <text:s text:c="3"/>4 <text:s text:c="3"/>2 <text:s text:c="3"/>0 <text:s text:c="3"/>1 <text:s text:c="3"/>6 <text:s text:c="2"/>15 <text:s text:c="3"/>0]</text:p>
      <text:p text:style-name="P36"><text:s/>[ <text:s text:c="2"/>0 <text:s text:c="3"/>0 <text:s text:c="3"/>8 <text:s/>985 <text:s text:c="3"/>0 <text:s text:c="3"/>4 <text:s text:c="3"/>0 <text:s text:c="3"/>6 <text:s text:c="3"/>5 <text:s text:c="3"/>2]</text:p>
      <text:p text:style-name="P36"><text:s/>[ <text:s text:c="2"/>0 <text:s text:c="3"/>0 <text:s text:c="3"/>4 <text:s text:c="3"/>0 <text:s/>962 <text:s text:c="3"/>0 <text:s text:c="3"/>6 <text:s text:c="3"/>0 <text:s text:c="3"/>2 <text:s text:c="3"/>8]</text:p>
      <text:p text:style-name="P36"><text:s/>[ <text:s text:c="2"/>2 <text:s text:c="3"/>0 <text:s text:c="3"/>3 <text:s text:c="3"/>6 <text:s text:c="3"/>1 <text:s/>866 <text:s text:c="3"/>7 <text:s text:c="3"/>1 <text:s text:c="3"/>5 <text:s text:c="3"/>1]</text:p>
      <text:p text:style-name="P36"><text:s/>[ <text:s text:c="2"/>6 <text:s text:c="3"/>3 <text:s text:c="3"/>0 <text:s text:c="3"/>0 <text:s text:c="3"/>4 <text:s text:c="3"/>4 <text:s/>939 <text:s text:c="3"/>0 <text:s text:c="3"/>2 <text:s text:c="3"/>0]</text:p>
      <text:p text:style-name="P36"><text:s/>[ <text:s text:c="2"/>1 <text:s text:c="3"/>4 <text:s text:c="2"/>19 <text:s text:c="3"/>2 <text:s text:c="3"/>4 <text:s text:c="3"/>0 <text:s text:c="3"/>0 <text:s/>987 <text:s text:c="3"/>2 <text:s text:c="3"/>9]</text:p>
      <text:p text:style-name="P36"><text:s/>[ <text:s text:c="2"/>4 <text:s text:c="3"/>0 <text:s text:c="3"/>3 <text:s text:c="2"/>10 <text:s text:c="3"/>1 <text:s text:c="3"/>5 <text:s text:c="3"/>3 <text:s text:c="3"/>3 <text:s/>942 <text:s text:c="3"/>3]</text:p>
      <text:p text:style-name="P36"><text:s/>[ <text:s text:c="2"/>4 <text:s text:c="3"/>4 <text:s text:c="3"/>3 <text:s text:c="3"/>8 <text:s text:c="2"/>13 <text:s text:c="3"/>4 <text:s text:c="3"/>0 <text:s text:c="3"/>9 <text:s text:c="2"/>12 <text:s/>952]]</text:p>
      <text:p text:style-name="P36">Time Taken <text:s/><text:span text:style-name="T17">625</text:span>.535702</text:p>
      <text:p text:style-name="P36"/>
      <text:p text:style-name="P54">The Training Time for my implementation take 6 times more time than LibSVM implementation</text:p>
      <text:p text:style-name="P55">Accuracy of LibSVM is also better on test set by 3% than my implementaion</text:p>
      <text:p text:style-name="P56">2(c)</text:p>
      <text:p text:style-name="P57">Confusion Matrix have been print in their corresponding part.<text:span text:style-name="T18">I can’t see any particular class getting mis-classified significantly into other in my predictions.</text:span></text:p>
      <text:p text:style-name="P57"/>
      <text:p text:style-name="P33"/>
      <text:p text:style-name="P33">(d)</text:p>
      <text:p text:style-name="P31">Validation set accuracy</text:p>
      <text:p text:style-name="P32">{1e-05: 8.95, 0.001: 8.95, 1.0: 97.85000000000001, 5.0: 97.89999999999999, 10: 97.89999999999999}</text:p>
      <text:p text:style-name="P31">Test set accuracy</text:p>
      <text:p text:style-name="P32"><text:soft-page-break/>{1e-05: 9.8, 0.001: 9.8, 1.0: 97.21, 5.0: 97.34, 10: 97.34}</text:p>
      <text:p text:style-name="P32"/>
      <text:p text:style-name="P53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8:21.745266722</meta:creation-date>
    <dc:date>2019-03-13T20:46:50.915476333</dc:date>
    <meta:editing-duration>PT5H3M22S</meta:editing-duration>
    <meta:editing-cycles>80</meta:editing-cycles>
    <meta:generator>LibreOffice/6.0.7.3$Linux_X86_64 LibreOffice_project/00m0$Build-3</meta:generator>
    <meta:document-statistic meta:table-count="0" meta:image-count="0" meta:object-count="0" meta:page-count="7" meta:paragraph-count="246" meta:word-count="1507" meta:character-count="8642" meta:non-whitespace-character-count="6322"/>
  </office:meta>
</office:document-meta>
</file>